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2 — LINUX FOUNDATIONS</text:p>
          </draw:text-box>
        </draw:frame>
        <draw:frame draw:style-name="TransBox" svg:width="31.8700cm" svg:height="5.5000cm" svg:x="1.0000cm" svg:y="2.3000cm">
          <draw:text-box>
            <text:p text:style-name="PTitleMain">Editing Files — nano and vim</text:p>
          </draw:text-box>
        </draw:frame>
        <draw:frame draw:style-name="TransBox" svg:width="31.8700cm" svg:height="3.5000cm" svg:x="1.0000cm" svg:y="8.8000cm">
          <draw:text-box>
            <text:p text:style-name="PBody">You will edit configuration files constantly as a RHEL admin. This chapter covers two editors: nano (beginner-friendly) and vim (the editor you will eventually need for speed and remote sessions). nano — the beginner'…</text:p>
          </draw:text-box>
        </draw:frame>
        <draw:frame draw:style-name="TransBox" svg:width="31.8700cm" svg:height="1.0000cm" svg:x="1.0000cm" svg:y="17.8000cm">
          <draw:text-box>
            <text:p text:style-name="PFooter">02-foundations/04-editor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nano — the beginner's editor</text:p>
            <text:p text:style-name="PBullet">▶  vim — the editor you will need</text:p>
            <text:p text:style-name="PBullet">▶  Which editor to use when</text:p>
            <text:p text:style-name="PBullet">▶  Environment variables for editor preferenc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nano — the beginner's editor</text:p>
          </draw:text-box>
        </draw:frame>
        <draw:frame draw:style-name="TransBox" svg:width="15.7350cm" svg:height="13.5500cm" svg:x="1.0000cm" svg:y="4.0000cm">
          <draw:text-box>
            <text:p text:style-name="PBullet">• nano is simple: open a file, type, save. The help bar at the bottom shows all</text:p>
            <text:p text:style-name="PBullet">• shortcuts.</text:p>
          </draw:text-box>
        </draw:frame>
        <draw:frame draw:style-name="CodeBox" svg:width="15.7350cm" svg:height="13.5500cm" svg:x="17.1350cm" svg:y="4.0000cm">
          <draw:text-box>
            <text:p text:style-name="PCode">nano /tmp/testfile.tx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im — the editor you will need</text:p>
          </draw:text-box>
        </draw:frame>
        <draw:frame draw:style-name="TransBox" svg:width="31.8700cm" svg:height="13.5500cm" svg:x="1.0000cm" svg:y="4.0000cm">
          <draw:text-box>
            <text:p text:style-name="PBullet">• vim is installed on virtually every Linux server. Once you learn its basic</text:p>
            <text:p text:style-name="PBullet">• modes, it is extremely fast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ich editor to use when</text:p>
          </draw:text-box>
        </draw:frame>
        <draw:frame draw:style-name="TransBox" svg:width="31.8700cm" svg:height="13.5500cm" svg:x="1.0000cm" svg:y="4.0000cm">
          <draw:text-box>
            <text:p text:style-name="PBullet">• Situation: Recommended</text:p>
            <text:p text:style-name="PBullet">• Quick config file edit: nano</text:p>
            <text:p text:style-name="PBullet">• Remote sessions where nano is not installed: vim</text:p>
            <text:p text:style-name="PBullet">• Writing scripts or long files: vim</text:p>
            <text:p text:style-name="PBullet">• Sudoedit (editing protected files safely): sudo EDITOR=nano visudo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Environment variables for editor preference</text:p>
          </draw:text-box>
        </draw:frame>
        <draw:frame draw:style-name="TransBox" svg:width="15.7350cm" svg:height="13.5500cm" svg:x="1.0000cm" svg:y="4.0000cm">
          <draw:text-box>
            <text:p text:style-name="PBullet">• Set your default editor in ~/.bashrc:</text:p>
            <text:p text:style-name="PBullet">• Commands like crontab -e and visudo will use $EDITOR automatically.</text:p>
          </draw:text-box>
        </draw:frame>
        <draw:frame draw:style-name="CodeBox" svg:width="15.7350cm" svg:height="13.5500cm" svg:x="17.1350cm" svg:y="4.0000cm">
          <draw:text-box>
            <text:p text:style-name="PCode">echo 'export EDITOR=vim' &gt;&gt; ~/.bashrc
source ~/.bashrc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Editing Files — nano and vim</text:p>
          </draw:text-box>
        </draw:frame>
        <draw:frame draw:style-name="TransBox" svg:width="31.8700cm" svg:height="13.5500cm" svg:x="1.0000cm" svg:y="4.0000cm">
          <draw:text-box>
            <text:p text:style-name="PBullet">✓  nano — the beginner's editor: nano is simple: open a file, type, save. The help bar at the bottom shows all</text:p>
            <text:p text:style-name="PBullet">✓  vim — the editor you will need: vim is installed on virtually every Linux server. Once you learn its basic</text:p>
            <text:p text:style-name="PBullet">✓  Which editor to use when: Situation: Recommended</text:p>
            <text:p text:style-name="PBullet">✓  Environment variables for editor preference: Set your default editor in ~/.bashrc: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